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4.029cm"/>
    </style:style>
    <style:style style:name="co4" style:family="table-column">
      <style:table-column-properties fo:break-before="auto" style:column-width="8.85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111111" fo:font-weight="bold" style:font-weight-asian="bold" style:font-weight-complex="bold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ff3333" style:font-name="Arial" fo:font-weight="bold" style:font-weight-asian="bold" style:font-weight-complex="bold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111111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sters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ble Name</text:p>
          </table:table-cell>
          <table:table-cell table:style-name="ce2" office:value-type="string" calcext:value-type="string">
            <text:p>Fields</text:p>
          </table:table-cell>
          <table:table-cell/>
          <table:table-cell table:style-name="ce2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bl_Valve_M</text:p>
          </table:table-cell>
          <table:table-cell office:value-type="string" calcext:value-type="string">
            <text:p>Valve 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t includes all valve typ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alve 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ve 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bl_ValveSize_M</text:p>
          </table:table-cell>
          <table:table-cell office:value-type="string" calcext:value-type="string">
            <text:p>Size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t includes all sizes for valv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ize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bl_Organizations_M</text:p>
          </table:table-cell>
          <table:table-cell table:style-name="ce9" office:value-type="string" calcext:value-type="string">
            <text:p>OrganizationId</text:p>
          </table:table-cell>
          <table:table-cell table:style-name="ce9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atctNumb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ail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move 4</text:p>
          </table:table-cell>
          <table:table-cell table:style-name="ce2" office:value-type="string" calcext:value-type="string">
            <text:p>Tbl_Vendors_M</text:p>
          </table:table-cell>
          <table:table-cell office:value-type="string" calcext:value-type="string">
            <text:p>Vendor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t includes all vendor detai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VendorCo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ndor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atctNumb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ail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bl_Customers_Tbl</text:p>
          </table:table-cell>
          <table:table-cell office:value-type="string" calcext:value-type="string">
            <text:p>Customer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It includes all customer detail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stomer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atctNumb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mailI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ddre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bl_TestCategory_M</text:p>
          </table:table-cell>
          <table:table-cell office:value-type="string" calcext:value-type="string">
            <text:p>TestCategoryId</text:p>
          </table:table-cell>
          <table:table-cell office:value-type="string" calcext:value-type="string">
            <text:p>PrimaryKey</text:p>
          </table:table-cell>
          <table:table-cell office:value-type="string" calcext:value-type="string">
            <text:p>It includes all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stCategory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stCategoryDetai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bl_SubTestCategory_M</text:p>
          </table:table-cell>
          <table:table-cell office:value-type="string" calcext:value-type="string">
            <text:p>SubTestCategory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t includes all sub tests for existing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stCategoryId</text:p>
          </table:table-cell>
          <table:table-cell office:value-type="string" calcext:value-type="string">
            <text:p>ForeignKey fromTbl_TestCategory_M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TestCategory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bTestCategoryNa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Item Under Test </text:p>
          </table:table-cell>
          <table:table-cell table:number-columns-repeated="10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Test Component Categories</text:p>
          </table:table-cell>
          <table:table-cell office:value-type="string" calcext:value-type="string">
            <text:p>Tbl_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number-columns-repeated="10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Test Compon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ransmitter Configura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bl_Sealing_M</text:p>
          </table:table-cell>
          <table:table-cell office:value-type="string" calcext:value-type="string">
            <text:p>Sealing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alingStat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bl_ValveType_M</text:p>
          </table:table-cell>
          <table:table-cell office:value-type="string" calcext:value-type="string">
            <text:p>ValveType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ValveTypeDesct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ion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For Manual entry fields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bl_TestRecordsEntry_M</text:p>
          </table:table-cell>
          <table:table-cell office:value-type="string" calcext:value-type="string">
            <text:p>RecordId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It includes all manual <text:s/>entry fields for a test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Tbl_ValveTestRecords_M</text:p>
          </table:table-cell>
          <table:table-cell office:value-type="string" calcext:value-type="string">
            <text:p>ValveRType Id</text:p>
          </table:table-cell>
          <table:table-cell office:value-type="string" calcext:value-type="string">
            <text:p>Foreign key from Tbl_ValveType_M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office:value-type="string" calcext:value-type="string">
            <text:p>SizeId</text:p>
          </table:table-cell>
          <table:table-cell office:value-type="string" calcext:value-type="string">
            <text:p>Foreign key from Tbl_ValveSize_M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CustomerId</text:p>
          </table:table-cell>
          <table:table-cell office:value-type="string" calcext:value-type="string">
            <text:p>Forein key from Tbl_Cusomer_M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office:value-type="string" calcext:value-type="string">
            <text:p>TestingDate</text:p>
          </table:table-cell>
          <table:table-cell/>
          <table:table-cell office:value-type="string" calcext:value-type="string">
            <text:p>Current dat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 calcext:value-type="string">
            <text:p>TestingDueDate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TestReportNo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TagNumb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Existing valve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office:value-type="string" calcext:value-type="string">
            <text:p>ValveSrNumb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 calcext:value-type="string">
            <text:p>SetPressure</text:p>
          </table:table-cell>
          <table:table-cell/>
          <table:table-cell office:value-type="string" calcext:value-type="string">
            <text:p>in bar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FluidandState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CDTP</text:p>
          </table:table-cell>
          <table:table-cell/>
          <table:table-cell office:value-type="string" calcext:value-type="string">
            <text:p>in bar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BackPressure</text:p>
          </table:table-cell>
          <table:table-cell/>
          <table:table-cell office:value-type="string" calcext:value-type="string">
            <text:p>in bar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SpringNr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OPTemperature</text:p>
          </table:table-cell>
          <table:table-cell/>
          <table:table-cell office:value-type="string" calcext:value-type="string">
            <text:p>in degree celciu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SealingId</text:p>
          </table:table-cell>
          <table:table-cell office:value-type="string" calcext:value-type="string">
            <text:p>Foreign key from Tbl_Sealing_M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TestCategoryId</text:p>
          </table:table-cell>
          <table:table-cell office:value-type="string" calcext:value-type="string">
            <text:p>Foreign key from Tbl_TestCategory_M 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SubTestCategoryId</text:p>
          </table:table-cell>
          <table:table-cell office:value-type="string" calcext:value-type="string">
            <text:p>Foreign key from Tbl_SubTestCategory_M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ValveTypeId</text:p>
          </table:table-cell>
          <table:table-cell office:value-type="string" calcext:value-type="string">
            <text:p>Foreign key fromTbl_ValveType_M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Section</text:p>
          </table:table-cell>
          <table:table-cell office:value-type="string" calcext:value-type="string">
            <text:p>Dropdown for sectionA and SectionB</text:p>
          </table:table-cell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PressureClass</text:p>
          </table:table-cell>
          <table:table-cell table:number-columns-repeated="1021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MakePresGauge</text:p>
          </table:table-cell>
          <table:table-cell/>
          <table:table-cell office:value-type="string" calcext:value-type="string">
            <text:p>Details of Pressure gaugeor digital transmitter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10" office:value-type="string" calcext:value-type="string">
            <text:p>SerialNumber</text:p>
          </table:table-cell>
          <table:table-cell/>
          <table:table-cell office:value-type="string" calcext:value-type="string">
            <text:p>in b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an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essureGaugeTyp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ibration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ibrationDue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mar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sultofTest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Test Record Details <text:s/>tables for parameter values for each reading includes Tbl_PressureValues_T and Tbl_Temperature_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bl_PressureValues_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essureValue</text:p>
          </table:table-cell>
          <table:table-cell office:value-type="string" calcext:value-type="string">
            <text:p>Value of pressure we get from 0001 address of dev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cimal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Point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Point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ordId</text:p>
          </table:table-cell>
          <table:table-cell office:value-type="string" calcext:value-type="string">
            <text:p>Foreign key Tbl_TestRecordsEntry_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bl_Temperature_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emperatureValue</text:p>
          </table:table-cell>
          <table:table-cell office:value-type="string" calcext:value-type="string">
            <text:p>Value of pressure we get from 0001 address of devi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cimal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Point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Point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ordId</text:p>
          </table:table-cell>
          <table:table-cell office:value-type="string" calcext:value-type="string">
            <text:p>Foreign key Tbl_TestRecordsEntry_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bl_Users_M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asswor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bl_Roles_M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leNam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bl_RoleRightsScreen_M</text:p>
          </table:table-cell>
          <table:table-cell table:style-name="ce11" office:value-type="string" calcext:value-type="string">
            <text:p>ScreenId</text:p>
          </table:table-cell>
          <table:table-cell table:style-name="ce11" office:value-type="string" calcext:value-type="string">
            <text:p>Priamay Key</text:p>
          </table:table-cell>
          <table:table-cell table:style-name="ce11"/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11" office:value-type="string" calcext:value-type="string">
            <text:p>ScreenName</text:p>
          </table:table-cell>
          <table:table-cell table:style-name="ce11" table:number-columns-repeated="2"/>
          <table:table-cell table:style-name="ce2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splay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bl_RoleRights_T</text:p>
          </table:table-cell>
          <table:table-cell office:value-type="string" calcext:value-type="string">
            <text:p>RoleRightsTId</text:p>
          </table:table-cell>
          <table:table-cell office:value-type="string" calcext:value-type="string">
            <text:p>Primary Ke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leId</text:p>
          </table:table-cell>
          <table:table-cell office:value-type="string" calcext:value-type="string">
            <text:p>Foreign key from Tbl_Roles_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creenId</text:p>
          </table:table-cell>
          <table:table-cell office:value-type="string" calcext:value-type="string">
            <text:p>Foreign key from tbl_RoleRightsScreen_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In every table from 1 to 15 IsDeleted,CreatedBy,CreatedDate,ModifiedBy,ModifiedDate are included, and CreatedBy, ModifiedBy are foreign keys from Tbl_USers_M</text:p>
          </table:table-cell>
          <table:table-cell table:style-name="ce2"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Where to include Pressure class for Valv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ports</text:p>
          </table:table-cell>
          <table:table-cell table:number-columns-repeated="1023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8" office:value-type="string" calcext:value-type="string">
            <text:p>List of Tests with Results</text:p>
          </table:table-cell>
          <table:table-cell table:style-name="ce10" office:value-type="string" calcext:value-type="string">
            <text:p>With export functionality to PDF, excel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Test Report</text:p>
          </table:table-cell>
          <table:table-cell table:style-name="ce10" office:value-type="string" calcext:value-type="string">
            <text:p>With export functionality to PDF, excel</text:p>
          </table:table-cell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>
            <text:p>Valve list</text:p>
          </table:table-cell>
          <table:table-cell table:style-name="ce10" office:value-type="string" calcext:value-type="string">
            <text:p>With export functionality to PDF, excel</text:p>
          </table:table-cell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>
            <text:p>Vendor list</text:p>
          </table:table-cell>
          <table:table-cell table:style-name="ce10" office:value-type="string" calcext:value-type="string">
            <text:p>With export functionality to PDF, excel</text:p>
          </table:table-cell>
          <table:table-cell table:number-columns-repeated="1021"/>
        </table:table-row>
        <table:table-row table:style-name="ro4">
          <table:table-cell/>
          <table:table-cell table:style-name="ce8" office:value-type="string" calcext:value-type="string">
            <text:p>Customer list</text:p>
          </table:table-cell>
          <table:table-cell table:style-name="ce10" office:value-type="string" calcext:value-type="string">
            <text:p>With export functionality to PDF, exce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ashboard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est Analytics </text:p>
          </table:table-cell>
          <table:table-cell table:number-columns-repeated="1022"/>
        </table:table-row>
        <table:table-row table:style-name="ro5">
          <table:table-cell table:number-columns-repeated="3"/>
          <table:table-cell office:value-type="string" calcext:value-type="string">
            <text:p>Valve Type</text:p>
          </table:table-cell>
          <table:table-cell office:value-type="string" calcext:value-type="string">
            <text:p>Valve name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Flange </text:p>
          </table:table-cell>
          <table:table-cell office:value-type="string" calcext:value-type="string">
            <text:p>Ball valve</text:p>
          </table:table-cell>
          <table:table-cell office:value-type="string" calcext:value-type="string">
            <text:p>Butterfly valve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Thread 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Test type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Hydro test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IN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0:22:33.25</meta:creation-date>
    <meta:generator>LibreOffice/7.3.4.2$Windows_X86_64 LibreOffice_project/728fec16bd5f605073805c3c9e7c4212a0120dc5</meta:generator>
    <dc:date>2022-09-01T09:25:00.444000000</dc:date>
    <meta:editing-duration>P1DT4H50M52S</meta:editing-duration>
    <meta:editing-cycles>32</meta:editing-cycles>
    <meta:document-statistic meta:table-count="3" meta:cell-count="208" meta:object-count="0"/>
    <meta:user-defined meta:name=""/>
  </office:meta>
</office:document-meta>
</file>